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00CDB21A56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Predeterminado-title">
      <style:graphic-properties fo:min-height="2.629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text-properties fo:color="#ffffff" loext:opacity="100%" fo:background-color="#3a4767"/>
    </style:style>
    <style:style style:name="P2" style:family="paragraph">
      <style:text-properties fo:color="#ffffff" loext:opacity="100%" fo:background-color="#3a4767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ffffff" loext:opacity="100%" fo:background-color="#3a4767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8cm" svg:height="3.473cm" svg:x="-0.146cm" svg:y="7cm" presentation:class="title" presentation:user-transformed="true">
          <draw:text-box>
            <text:p text:style-name="P1"><text:span text:style-name="T1">TPCSI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Índic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Objetivos.</text:span></text:p>
              </text:list-item>
              <text:list-item>
                <text:p text:style-name="P4"><text:span text:style-name="T2">Descripción y Finalidad.</text:span></text:p>
              </text:list-item>
              <text:list-item>
                <text:p text:style-name="P4"><text:span text:style-name="T2">Estructura.</text:span></text:p>
              </text:list-item>
              <text:list-item>
                <text:p text:style-name="P4"><text:span text:style-name="T2">Tecnologías.</text:span></text:p>
              </text:list-item>
              <text:list-item>
                <text:p text:style-name="P4"><text:span text:style-name="T2">Aspectos a Destac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Objetivo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Descripción y Finalida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Estructur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Tecnología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Aspectos a Destaca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00000078000000500CDB21A5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5T15:53:57.497506800</meta:creation-date>
    <dc:date>2025-05-15T16:46:18.101025400</dc:date>
    <meta:editing-duration>PT41M30S</meta:editing-duration>
    <meta:editing-cycles>5</meta:editing-cycles>
    <meta:generator>LibreOffice/25.2.2.2$Windows_X86_64 LibreOffice_project/7370d4be9e3cf6031a51beef54ff3bda878e3fac</meta:generator>
    <meta:document-statistic meta:object-count="48"/>
  </office:meta>
</office:document-meta>
</file>